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.5pt" style:font-size-asian="14.5pt" style:font-size-complex="14.5pt"/>
    </style:style>
    <style:style style:name="P3" style:parent-style-name="Normal" style:family="paragraph">
      <style:text-properties fo:font-size="14.5pt" style:font-size-asian="14.5pt" style:font-size-complex="14.5pt"/>
    </style:style>
    <style:style style:name="P4" style:parent-style-name="Normal" style:family="paragraph">
      <style:text-properties fo:font-size="14.5pt" style:font-size-asian="14.5pt" style:font-size-complex="14.5pt"/>
    </style:style>
    <style:style style:name="P5" style:parent-style-name="Normal" style:family="paragraph">
      <style:text-properties fo:font-size="14.5pt" style:font-size-asian="14.5pt" style:font-size-complex="14.5pt"/>
    </style:style>
    <style:style style:name="P6" style:parent-style-name="Normal" style:family="paragraph">
      <style:text-properties fo:font-size="14.5pt" style:font-size-asian="14.5pt" style:font-size-complex="14.5pt"/>
    </style:style>
    <style:style style:name="P7" style:parent-style-name="Normal" style:family="paragraph">
      <style:text-properties fo:font-size="14.5pt" style:font-size-asian="14.5pt" style:font-size-complex="14.5pt"/>
    </style:style>
    <style:style style:name="P8" style:parent-style-name="Normal" style:family="paragraph">
      <style:paragraph-properties fo:margin-left="2.5in" fo:text-indent="0.5in">
        <style:tab-stops/>
      </style:paragraph-properties>
      <style:text-properties fo:font-size="14.5pt" style:font-size-asian="14.5pt" style:font-size-complex="14.5pt"/>
    </style:style>
    <style:style style:name="T9" style:parent-style-name="DefaultParagraphFont" style:family="text">
      <style:text-properties fo:font-size="14.5pt" style:font-size-asian="14.5pt" style:font-size-complex="14.5pt"/>
    </style:style>
  </office:automatic-styles>
  <office:body>
    <office:text text:use-soft-page-breaks="true">
      <text:p text:style-name="P1">ROLES</text:p>
      <text:p text:style-name="P2">In the process of learning leadership skills, assessing people’s strengths is a good development activity. Therefore, I must assign roles to myself to complete my leadership<text:s/>event.</text:p>
      <text:p text:style-name="P3">My workshop should be comprised of myself only, but I will play a sort of group leader to the class.</text:p>
      <text:p text:style-name="P4">I interact with the pupils to maintain their attention while I speak to them all. I will speak about different factors to consider in the formation<text:s/>of a game in the presentation, with an introduction and conclusion; then I will use a questionnaire while I stage activities. The rest of the organisation is done beforehand including a<text:s/>PowerPoint<text:s/>presentation, a plan for the activities and what I want to<text:s/>be done, and a new set of questions for the boys (see at the end of the portfolio)</text:p>
      <text:p text:style-name="P5">For the presentation, I can speak about a range of topics, and go into special detail about those I am best in. I am going to talk to people I know about each part of the presentation: this would include talking to my friend mentioned before, Jack, about story making, and my sister, Alex, about animations as she is an animator. By doing this, I allow myself to know more about a topic so I can expand on points I have made and<text:s/>answer questions on the subject.</text:p>
      <text:p text:style-name="P6">For the activities, the boys can be split apart into small groups from the Denmead class. Each of us would lead a different activity, before the group we are with goes onto the next activity. This again lets those who know<text:s/>more about a subject speak about it in more detail (examples above).</text:p>
      <text:p text:style-name="P7">While in the groups for the activities, the boys will be asked the questions from my questionnaire (see DAY PLAN, next page). The questions will be asked by myself as I go around the groups to see how they are doing.</text:p>
      <text:p text:style-name="P8">-------</text:p>
      <text:p text:style-name="Normal"><text:span text:style-name="T9">By assigning these roles and planning the workshop how I have, my leadership project can be competed quickly, all while helping me to develop a variety of skills for working as a team and leading a grou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17T07:30:00Z</meta:creation-date>
    <dc:date>2017-06-21T20:52:00Z</dc:date>
    <meta:template xlink:href="Normal" xlink:type="simple"/>
    <meta:editing-cycles>4</meta:editing-cycles>
    <meta:editing-duration>PT3600S</meta:editing-duration>
    <meta:document-statistic meta:page-count="1" meta:paragraph-count="3" meta:word-count="292" meta:character-count="1956" meta:row-count="13" meta:non-whitespace-character-count="1667"/>
  </office:meta>
</office:document-meta>
</file>